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9.5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8.255cm" svg:height="5.08cm" svg:x="6.08cm" svg:y="7.35cm">
          <text:p text:style-name="P1">Jade plugin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3.175cm" svg:height="1.905cm" svg:x="1.635cm" svg:y="4.175cm">
          <text:p text:style-name="P1">ja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3.175cm" svg:height="1.905cm" svg:x="15.605cm" svg:y="4.175cm">
          <text:p text:style-name="P1">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3.175cm" svg:height="1.905cm" svg:x="9.255cm" svg:y="14.335cm">
          <text:p text:style-name="P1">配置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335cm" svg:y1="9.89cm" svg:x2="15.605cm" svg:y2="5.127cm" draw:start-shape="id1" draw:end-shape="id2" svg:d="m14335 9890 1270-4763">
          <text:p/>
        </draw:connector>
        <draw:connector draw:style-name="gr2" draw:text-style-name="P1" draw:layer="layout" draw:type="line" svg:x1="4.345cm" svg:y1="5.801cm" svg:x2="6.08cm" svg:y2="9.89cm" draw:start-shape="id3" draw:start-glue-point="9" draw:end-shape="id1" svg:d="m4345 5801 1735 4089">
          <text:p/>
        </draw:connector>
        <draw:connector draw:style-name="gr2" draw:text-style-name="P1" draw:layer="layout" draw:type="line" svg:x1="10.843cm" svg:y1="14.335cm" svg:x2="10.207cm" svg:y2="12.43cm" draw:start-shape="id4" draw:start-glue-point="4" draw:end-shape="id1" draw:end-glue-point="2" svg:d="m10843 14335-636-1905">
          <text:p/>
        </draw:connector>
        <draw:custom-shape draw:style-name="gr1" draw:text-style-name="P1" draw:id="id5" draw:layer="layout" svg:width="5.08cm" svg:height="2.54cm" svg:x="20.05cm" svg:y="14.336cm">
          <text:p text:style-name="P1">本地系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0.05cm" svg:y1="15.606cm" svg:x2="14.335cm" svg:y2="9.89cm" draw:start-shape="id5" draw:end-shape="id1" svg:d="m20050 15606-5715-5716">
          <text:p/>
        </draw:connector>
      </draw:page>
      <draw:page draw:name="page2" draw:style-name="dp1" draw:master-page-name="Default">
        <draw:custom-shape draw:style-name="gr1" draw:text-style-name="P1" draw:id="id7" draw:layer="layout" svg:width="6.35cm" svg:height="1.905cm" svg:x="5.445cm" svg:y="6.08cm">
          <text:p text:style-name="P1">1.log 数据处理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3.175cm" svg:height="1.905cm" svg:x="6.08cm" svg:y="11.16cm">
          <text:p text:style-name="P1">2.配置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3.81cm" svg:height="2.54cm" svg:x="16.875cm" svg:y="9.89cm">
          <text:p text:style-name="P1">3.健康检查</text:p>
          <text:p text:style-name="P1">(后期开发)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3.175cm" svg:height="1.905cm" svg:x="2.27cm" svg:y="2.27cm">
          <text:p text:style-name="P1">ja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3.81cm" svg:height="2.54cm" svg:x="15.605cm" svg:y="2.905cm">
          <text:p text:style-name="P1">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3.175cm" svg:height="1.905cm" svg:x="1.635cm" svg:y="13.7cm">
          <text:p text:style-name="P1">配置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98cm" svg:y1="3.896cm" svg:x2="5.445cm" svg:y2="7.032cm" draw:start-shape="id6" draw:start-glue-point="9" draw:end-shape="id7" svg:d="m4980 3896 465 3136">
          <text:p/>
        </draw:connector>
        <draw:connector draw:style-name="gr2" draw:text-style-name="P1" draw:layer="layout" draw:type="line" svg:x1="11.795cm" svg:y1="7.032cm" svg:x2="15.605cm" svg:y2="4.175cm" draw:start-shape="id7" draw:start-glue-point="1" draw:end-shape="id8" svg:d="m11795 7032 3810-2857">
          <text:p/>
        </draw:connector>
        <draw:custom-shape draw:style-name="gr1" draw:text-style-name="P1" draw:id="id10" draw:layer="layout" svg:width="3.81cm" svg:height="1.905cm" svg:x="10.525cm" svg:y="10.525cm">
          <text:p text:style-name="P1">配置信息</text:p>
          <text:p text:style-name="P1">内存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draw:type="line" svg:x1="9.255cm" svg:y1="12.112cm" svg:x2="10.525cm" svg:y2="11.477cm" draw:start-shape="id9" draw:end-shape="id10" draw:end-glue-point="3" svg:d="m9255 12112 1270-635">
          <text:p/>
        </draw:connector>
        <draw:connector draw:style-name="gr2" draw:text-style-name="P1" draw:layer="layout" draw:type="line" svg:x1="16.875cm" svg:y1="11.16cm" svg:x2="14.335cm" svg:y2="11.477cm" draw:start-shape="id11" draw:start-glue-point="3" draw:end-shape="id10" draw:end-glue-point="1" svg:d="m16875 11160-2540 317">
          <text:p/>
        </draw:connector>
        <draw:connector draw:style-name="gr3" draw:text-style-name="P1" draw:layer="layout" draw:type="line" svg:x1="12.43cm" svg:y1="10.525cm" svg:x2="11.795cm" svg:y2="7.032cm" draw:start-shape="id10" draw:end-shape="id7" draw:end-glue-point="1" svg:d="m12430 10525-635-3493">
          <text:p text:style-name="P1">非功能需求</text:p>
        </draw:connector>
        <draw:custom-shape draw:style-name="gr1" draw:text-style-name="P1" draw:id="id12" draw:layer="layout" svg:width="3.175cm" svg:height="1.395cm" svg:x="7.35cm" svg:y="15.605cm">
          <text:p text:style-name="P1">配置信息<text:line-break/>文件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draw:type="line" svg:x1="7.35cm" svg:y1="16.302cm" svg:x2="7.667cm" svg:y2="13.065cm" draw:start-shape="id12" draw:start-glue-point="3" draw:end-shape="id9" svg:d="m7350 16302 317-3237">
          <text:p/>
        </draw:connector>
        <draw:custom-shape draw:style-name="gr1" draw:text-style-name="P1" draw:id="id13" draw:layer="layout" svg:width="5.08cm" svg:height="2.54cm" svg:x="20.05cm" svg:y="14.335cm">
          <text:p text:style-name="P1">本地系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0.05cm" svg:y1="15.605cm" svg:x2="18.78cm" svg:y2="12.43cm" draw:start-shape="id13" draw:end-shape="id11" svg:d="m20050 15605-1270-3175">
          <text:p/>
        </draw:connector>
        <draw:connector draw:style-name="gr3" draw:text-style-name="P1" draw:layer="layout" draw:type="line" svg:x1="10.525cm" svg:y1="11.477cm" svg:x2="8.62cm" svg:y2="7.985cm" draw:start-shape="id10" draw:end-shape="id7" draw:end-glue-point="2" svg:d="m10525 11477-1905-3492">
          <text:p text:style-name="P1">3b</text:p>
        </draw:connector>
        <draw:connector draw:style-name="gr2" draw:text-style-name="P1" draw:layer="layout" draw:type="line" svg:x1="4.81cm" svg:y1="14.652cm" svg:x2="7.35cm" svg:y2="16.302cm" draw:start-shape="id14" draw:end-shape="id12" svg:d="m4810 14652 2540 1650">
          <text:p/>
        </draw:connector>
      </draw:page>
      <draw:page draw:name="page3" draw:style-name="dp1" draw:master-page-name="Default">
        <draw:custom-shape draw:style-name="gr1" draw:text-style-name="P2" draw:id="id18" draw:layer="layout" svg:width="3.175cm" svg:height="1.905cm" svg:x="2.905cm" svg:y="4.81cm">
          <text:p text:style-name="P1"><text:span text:style-name="T1">j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17" draw:layer="layout" svg:width="3.81cm" svg:height="2.54cm" svg:x="15.605cm" svg:y="2.905cm">
          <text:p text:style-name="P1"><text:span text:style-name="T1">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905cm" svg:x="1cm" svg:y="1cm">
          <text:p text:style-name="P1"><text:span text:style-name="T1">1.log </text:span><text:span text:style-name="T1">数据处理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3.81cm" svg:height="1.905cm" svg:x="14.335cm" svg:y="10.525cm">
          <text:p text:style-name="P1">1.1 写数据</text:p>
          <draw:enhanced-geometry svg:viewBox="0 0 21600 21600" draw:type="rectangle" draw:enhanced-path="M 0 0 L 21600 0 21600 21600 0 21600 0 0 Z N"/>
        </draw:custom-shape>
        <draw:custom-shape draw:style-name="gr1" draw:text-style-name="P1" draw:id="id19" draw:layer="layout" svg:width="4.445cm" svg:height="1.905cm" svg:x="2.27cm" svg:y="9.89cm">
          <text:p text:style-name="P1">1.2 读数据</text:p>
          <draw:enhanced-geometry svg:viewBox="0 0 21600 21600" draw:type="rectangle" draw:enhanced-path="M 0 0 L 21600 0 21600 21600 0 21600 0 0 Z N"/>
        </draw:custom-shape>
        <draw:custom-shape draw:style-name="gr1" draw:text-style-name="P1" draw:id="id20" draw:layer="layout" svg:width="3.81cm" svg:height="1.905cm" svg:x="7.985cm" svg:y="11.16cm">
          <text:p text:style-name="P1">1.3 预处理</text:p>
          <draw:enhanced-geometry svg:viewBox="0 0 21600 21600" draw:type="rectangle" draw:enhanced-path="M 0 0 L 21600 0 21600 21600 0 21600 0 0 Z N"/>
        </draw:custom-shape>
        <draw:custom-shape draw:style-name="gr1" draw:text-style-name="P1" draw:id="id16" draw:layer="layout" svg:width="5.08cm" svg:height="1.27cm" svg:x="16.24cm" svg:y="7.35cm">
          <text:p text:style-name="P1">远程log文件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draw:type="line" svg:x1="16.24cm" svg:y1="10.525cm" svg:x2="16.24cm" svg:y2="7.985cm" draw:start-shape="id15" draw:end-shape="id16" svg:d="m16240 10525v-2540">
          <text:p/>
        </draw:connector>
        <draw:connector draw:style-name="gr2" draw:text-style-name="P1" draw:layer="layout" draw:type="line" svg:x1="18.78cm" svg:y1="7.35cm" svg:x2="17.51cm" svg:y2="5.445cm" draw:start-shape="id16" draw:end-shape="id17" svg:d="m18780 7350-1270-1905">
          <text:p/>
        </draw:connector>
        <draw:connector draw:style-name="gr2" draw:text-style-name="P1" draw:layer="layout" draw:type="line" svg:x1="4.492cm" svg:y1="6.715cm" svg:x2="4.492cm" svg:y2="9.89cm" draw:start-shape="id18" draw:end-shape="id19" svg:d="m4492 6715v3175">
          <text:p/>
        </draw:connector>
        <draw:connector draw:style-name="gr2" draw:text-style-name="P1" draw:layer="layout" draw:type="line" svg:x1="6.715cm" svg:y1="10.842cm" svg:x2="7.985cm" svg:y2="12.112cm" draw:start-shape="id19" draw:end-shape="id20" svg:d="m6715 10842 1270 1270">
          <text:p/>
        </draw:connector>
        <draw:connector draw:style-name="gr2" draw:text-style-name="P1" draw:layer="layout" draw:type="line" svg:x1="11.795cm" svg:y1="12.112cm" svg:x2="14.335cm" svg:y2="11.477cm" draw:start-shape="id20" draw:end-shape="id15" svg:d="m11795 12112 2540-635">
          <text:p/>
        </draw:connector>
        <draw:custom-shape draw:style-name="gr1" draw:text-style-name="P1" draw:id="id21" draw:layer="layout" svg:width="3.81cm" svg:height="1.905cm" svg:x="10.525cm" svg:y="14.97cm">
          <text:p text:style-name="P1">配置信息</text:p>
          <text:p text:style-name="P1">内存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draw:type="line" svg:x1="10.525cm" svg:y1="15.922cm" svg:x2="9.89cm" svg:y2="13.065cm" draw:start-shape="id21" draw:end-shape="id20" svg:d="m10525 15922-635-2857">
          <text:p/>
        </draw:connector>
        <draw:connector draw:style-name="gr3" draw:text-style-name="P1" draw:layer="layout" draw:type="line" svg:x1="12.43cm" svg:y1="14.97cm" svg:x2="16.24cm" svg:y2="12.43cm" draw:start-shape="id21" draw:start-glue-point="4" draw:end-shape="id15" draw:end-glue-point="2" svg:d="m12430 14970 3810-2540">
          <text:p text:style-name="P1">非功能需求</text:p>
        </draw:connector>
      </draw:page>
      <draw:page draw:name="page4" draw:style-name="dp1" draw:master-page-name="Default">
        <draw:custom-shape draw:style-name="gr1" draw:text-style-name="P1" draw:layer="layout" svg:width="4.445cm" svg:height="1.905cm" svg:x="1cm" svg:y="1cm">
          <text:p text:style-name="P1">1.2 读数据</text:p>
          <draw:enhanced-geometry svg:viewBox="0 0 21600 21600" draw:type="rectangle" draw:enhanced-path="M 0 0 L 21600 0 21600 21600 0 21600 0 0 Z N"/>
        </draw:custom-shape>
        <draw:custom-shape draw:style-name="gr1" draw:text-style-name="P2" draw:id="id22" draw:layer="layout" svg:width="3.175cm" svg:height="1.905cm" svg:x="2.905cm" svg:y="4.175cm">
          <text:p text:style-name="P1"><text:span text:style-name="T1">j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3" draw:layer="layout" svg:width="6.35cm" svg:height="1.905cm" svg:x="6.08cm" svg:y="7.985cm">
          <text:p text:style-name="P1">1.2.1 jade 提供接口</text:p>
          <text:p text:style-name="P1">对外提供数据</text:p>
          <draw:enhanced-geometry svg:viewBox="0 0 21600 21600" draw:type="rectangle" draw:enhanced-path="M 0 0 L 21600 0 21600 21600 0 21600 0 0 Z N"/>
        </draw:custom-shape>
        <draw:custom-shape draw:style-name="gr1" draw:text-style-name="P1" draw:id="id24" draw:layer="layout" svg:width="6.985cm" svg:height="1.905cm" svg:x="14.335cm" svg:y="10.525cm">
          <text:p text:style-name="P1">1.2.2 插件读取数据</text:p>
          <draw:enhanced-geometry svg:viewBox="0 0 21600 21600" draw:type="rectangle" draw:enhanced-path="M 0 0 L 21600 0 21600 21600 0 21600 0 0 Z N"/>
        </draw:custom-shape>
        <draw:custom-shape draw:style-name="gr1" draw:text-style-name="P1" draw:id="id25" draw:layer="layout" svg:width="3.81cm" svg:height="1.905cm" svg:x="19.415cm" svg:y="13.7cm">
          <text:p text:style-name="P1">1.3 预处理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615cm" svg:y1="5.801cm" svg:x2="9.255cm" svg:y2="7.985cm" draw:start-shape="id22" draw:start-glue-point="9" draw:end-shape="id23" draw:end-glue-point="0" svg:d="m5615 5801 3640 2184">
          <text:p/>
        </draw:connector>
        <draw:connector draw:style-name="gr2" draw:text-style-name="P1" draw:layer="layout" draw:type="line" svg:x1="12.43cm" svg:y1="8.937cm" svg:x2="14.335cm" svg:y2="11.477cm" draw:start-shape="id23" draw:end-shape="id24" svg:d="m12430 8937 1905 2540">
          <text:p/>
        </draw:connector>
        <draw:connector draw:style-name="gr2" draw:text-style-name="P1" draw:layer="layout" draw:type="line" svg:x1="21.32cm" svg:y1="11.477cm" svg:x2="21.32cm" svg:y2="13.7cm" draw:start-shape="id24" draw:end-shape="id25" draw:end-glue-point="0" svg:d="m21320 11477v2223">
          <text:p/>
        </draw:connector>
      </draw:page>
      <draw:page draw:name="page5" draw:style-name="dp1" draw:master-page-name="Default">
        <draw:custom-shape draw:style-name="gr1" draw:text-style-name="P1" draw:layer="layout" svg:width="3.81cm" svg:height="1.905cm" svg:x="1cm" svg:y="1cm">
          <text:p text:style-name="P1">1.1 写数据</text:p>
          <draw:enhanced-geometry svg:viewBox="0 0 21600 21600" draw:type="rectangle" draw:enhanced-path="M 0 0 L 21600 0 21600 21600 0 21600 0 0 Z N"/>
        </draw:custom-shape>
        <draw:frame draw:style-name="gr4" draw:layer="layout" svg:width="11.43cm" svg:height="9.775cm" svg:x="4.81cm" svg:y="4.81cm">
          <draw:text-box>
            <text:p>高峰时期,把log序列化到磁盘,</text:p>
            <text:p>低谷时,再反序列化,发送给远程server.</text:p>
            <text:p/>
            <text:p>序列化的log数量,可以通过配置文件控制.</text:p>
          </draw:text-box>
        </draw:frame>
      </draw:page>
      <draw:page draw:name="page6" draw:style-name="dp1" draw:master-page-name="Default">
        <draw:custom-shape draw:style-name="gr1" draw:text-style-name="P2" draw:layer="layout" svg:width="3.81cm" svg:height="1.905cm" svg:x="1cm" svg:y="1cm">
          <text:p text:style-name="P1"><text:span text:style-name="T1">1.1 </text:span><text:span text:style-name="T1">写数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30" draw:layer="layout" svg:width="3.81cm" svg:height="1.905cm" svg:x="1cm" svg:y="7.35cm">
          <text:p text:style-name="P1">1.3 预处理</text:p>
          <draw:enhanced-geometry svg:viewBox="0 0 21600 21600" draw:type="rectangle" draw:enhanced-path="M 0 0 L 21600 0 21600 21600 0 21600 0 0 Z N"/>
        </draw:custom-shape>
        <draw:custom-shape draw:style-name="gr1" draw:text-style-name="P1" draw:id="id31" draw:layer="layout" svg:width="5.08cm" svg:height="1.27cm" svg:x="19.415cm" svg:y="2.905cm">
          <text:p text:style-name="P1">远程log文件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id="id26" draw:layer="layout" svg:width="3.81cm" svg:height="1.905cm" svg:x="7.985cm" svg:y="14.97cm">
          <text:p text:style-name="P1">配置信息</text:p>
          <text:p text:style-name="P1">内存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id="id27" draw:layer="layout" svg:width="3.81cm" svg:height="2.54cm" svg:x="7.985cm" svg:y="10.525cm">
          <text:p text:style-name="P1">1.1.1 序列化</text:p>
          <draw:enhanced-geometry svg:viewBox="0 0 21600 21600" draw:type="rectangle" draw:enhanced-path="M 0 0 L 21600 0 21600 21600 0 21600 0 0 Z N"/>
        </draw:custom-shape>
        <draw:custom-shape draw:style-name="gr1" draw:text-style-name="P1" draw:id="id28" draw:layer="layout" svg:width="4.445cm" svg:height="1.905cm" svg:x="13.065cm" svg:y="10.525cm">
          <text:p text:style-name="P1">磁盘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draw:type="line" svg:x1="9.89cm" svg:y1="14.97cm" svg:x2="9.89cm" svg:y2="13.065cm" draw:start-shape="id26" draw:end-shape="id27" svg:d="m9890 14970v-1905">
          <text:p/>
        </draw:connector>
        <draw:connector draw:style-name="gr2" draw:text-style-name="P1" draw:layer="layout" draw:type="line" svg:x1="11.795cm" svg:y1="11.795cm" svg:x2="13.065cm" svg:y2="11.477cm" draw:start-shape="id27" draw:start-glue-point="1" draw:end-shape="id28" svg:d="m11795 11795 1270-318">
          <text:p/>
        </draw:connector>
        <draw:custom-shape draw:style-name="gr1" draw:text-style-name="P1" draw:id="id29" draw:layer="layout" svg:width="6.35cm" svg:height="1.905cm" svg:x="13.065cm" svg:y="6.715cm">
          <text:p text:style-name="P1">1.1.2 反序列化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5.287cm" svg:y1="10.525cm" svg:x2="16.24cm" svg:y2="8.62cm" draw:start-shape="id28" draw:end-shape="id29" draw:end-glue-point="2" svg:d="m15287 10525 953-1905">
          <text:p/>
        </draw:connector>
        <draw:connector draw:style-name="gr2" draw:text-style-name="P1" draw:layer="layout" draw:type="line" svg:x1="4.81cm" svg:y1="8.302cm" svg:x2="7.985cm" svg:y2="11.795cm" draw:start-shape="id30" draw:end-shape="id27" svg:d="m4810 8302 3175 3493">
          <text:p/>
        </draw:connector>
        <draw:connector draw:style-name="gr2" draw:text-style-name="P1" draw:layer="layout" draw:type="line" svg:x1="19.415cm" svg:y1="7.667cm" svg:x2="21.955cm" svg:y2="4.175cm" draw:start-shape="id29" draw:end-shape="id31" draw:end-glue-point="6" svg:d="m19415 7667 2540-3492">
          <text:p/>
        </draw:connector>
      </draw:page>
      <draw:page draw:name="page7" draw:style-name="dp1" draw:master-page-name="Default">
        <draw:custom-shape draw:style-name="gr1" draw:text-style-name="P1" draw:id="id36" draw:layer="layout" svg:width="3.175cm" svg:height="1.905cm" svg:x="1cm" svg:y="13.065cm">
          <text:p text:style-name="P1">配置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5" draw:layer="layout" svg:width="3.81cm" svg:height="1.905cm" svg:x="16.24cm" svg:y="5.445cm">
          <text:p text:style-name="P1">配置信息</text:p>
          <text:p text:style-name="P1">内存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3.175cm" svg:height="1.905cm" svg:x="1cm" svg:y="1cm">
          <text:p text:style-name="P1">2.配置</text:p>
          <draw:enhanced-geometry svg:viewBox="0 0 21600 21600" draw:type="rectangle" draw:enhanced-path="M 0 0 L 21600 0 21600 21600 0 21600 0 0 Z N"/>
        </draw:custom-shape>
        <draw:custom-shape draw:style-name="gr1" draw:text-style-name="P1" draw:id="id32" draw:layer="layout" svg:width="3.175cm" svg:height="1.395cm" svg:x="11.795cm" svg:y="15.605cm">
          <text:p text:style-name="P1">配置信息<text:line-break/>文件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id="id33" draw:layer="layout" svg:width="5.08cm" svg:height="2.54cm" svg:x="7.985cm" svg:y="10.525cm">
          <text:p text:style-name="P1">2.1 读配置文件</text:p>
          <draw:enhanced-geometry svg:viewBox="0 0 21600 21600" draw:type="rectangle" draw:enhanced-path="M 0 0 L 21600 0 21600 21600 0 21600 0 0 Z N"/>
        </draw:custom-shape>
        <draw:custom-shape draw:style-name="gr1" draw:text-style-name="P1" draw:id="id34" draw:layer="layout" svg:width="5.08cm" svg:height="2.54cm" svg:x="8.62cm" svg:y="6.08cm">
          <text:p text:style-name="P1">2.2 更新内存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3.382cm" svg:y1="15.605cm" svg:x2="13.065cm" svg:y2="11.795cm" draw:start-shape="id32" draw:start-glue-point="0" draw:end-shape="id33" draw:end-glue-point="1" svg:d="m13382 15605-317-3810">
          <text:p/>
        </draw:connector>
        <draw:connector draw:style-name="gr2" draw:text-style-name="P1" draw:layer="layout" draw:type="line" svg:x1="10.525cm" svg:y1="10.525cm" svg:x2="11.16cm" svg:y2="8.62cm" draw:start-shape="id33" draw:end-shape="id34" svg:d="m10525 10525 635-1905">
          <text:p/>
        </draw:connector>
        <draw:connector draw:style-name="gr2" draw:text-style-name="P1" draw:layer="layout" draw:type="line" svg:x1="13.7cm" svg:y1="7.35cm" svg:x2="16.24cm" svg:y2="6.397cm" draw:start-shape="id34" draw:end-shape="id35" svg:d="m13700 7350 2540-953">
          <text:p/>
        </draw:connector>
        <draw:connector draw:style-name="gr2" draw:text-style-name="P1" draw:layer="layout" draw:type="line" svg:x1="4.175cm" svg:y1="14.017cm" svg:x2="7.985cm" svg:y2="11.795cm" draw:start-shape="id36" draw:end-shape="id33" svg:d="m4175 14017 3810-22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iYaHei" style:font-family-generic-asian="system" style:font-pitch-asian="variable" style:font-size-asian="18pt" style:font-style-asian="normal" style:font-weight-asian="normal" style:font-family-complex="iYaHe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ng Tai</meta:initial-creator>
    <meta:creation-date>2010-05-11T17:45:23</meta:creation-date>
    <dc:date>2010-05-19T20:03:31</dc:date>
    <dc:creator>Wang Tai</dc:creator>
    <meta:editing-duration>PT02H31M34S</meta:editing-duration>
    <meta:editing-cycles>8</meta:editing-cycles>
    <meta:generator>OpenOffice.org/3.2$Linux OpenOffice.org_project/320m12$Build-9483</meta:generator>
    <meta:document-statistic meta:object-count="74"/>
  </office:meta>
</office:document-meta>
</file>